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Andale Sans UI1" svg:font-family="'Andale Sans UI'" style:font-family-generic="swiss" style:font-pitch="variable"/>
    <style:font-face style:name="Andale Sans UI2" svg:font-family="'Andale Sans UI'"/>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Courier" svg:font-family="Courier" style:font-family-generic="modern" style:font-pitch="variable"/>
    <style:font-face style:name="Courier1" svg:font-family="Courier" style:font-family-generic="swiss" style:font-pitch="variable"/>
    <style:font-face style:name="StarSymbol" svg:font-family="StarSymbol" style:font-charset="x-symbol"/>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Text_20_body">
      <style:text-properties style:font-name="Courier"/>
    </style:style>
    <style:style style:name="P2" style:family="paragraph" style:parent-style-name="Text_20_body">
      <style:text-properties officeooo:rsid="0018b694" officeooo:paragraph-rsid="0018b694"/>
    </style:style>
    <style:style style:name="P3" style:family="paragraph" style:parent-style-name="Text_20_body">
      <style:text-properties officeooo:rsid="0018edaa" officeooo:paragraph-rsid="0018edaa"/>
    </style:style>
    <style:style style:name="P4" style:family="paragraph" style:parent-style-name="Heading_20_1">
      <style:text-properties officeooo:rsid="0018edaa" officeooo:paragraph-rsid="0018edaa"/>
    </style:style>
    <style:style style:name="P5" style:family="paragraph" style:parent-style-name="Heading_20_1">
      <style:text-properties officeooo:rsid="001be922" officeooo:paragraph-rsid="001be922"/>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officeooo:rsid="0018b694" officeooo:paragraph-rsid="0018b694"/>
    </style:style>
    <style:style style:name="P10" style:family="paragraph" style:parent-style-name="Text_20_body">
      <style:text-properties officeooo:rsid="0018edaa" officeooo:paragraph-rsid="0018edaa"/>
    </style:style>
    <style:style style:name="P11" style:family="paragraph" style:parent-style-name="Text_20_body">
      <style:text-properties officeooo:paragraph-rsid="001be922"/>
    </style:style>
    <style:style style:name="P1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P15"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1" style:family="text">
      <style:text-properties style:font-name="Times New Roman"/>
    </style:style>
    <style:style style:name="T2" style:family="text">
      <style:text-properties style:font-name="Courier1"/>
    </style:style>
    <style:style style:name="T3" style:family="text">
      <style:text-properties officeooo:rsid="0013d5a0"/>
    </style:style>
    <style:style style:name="T4" style:family="text">
      <style:text-properties officeooo:rsid="00159198"/>
    </style:style>
    <style:style style:name="T5"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6"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7"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711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Koordinaten auf einem Computerbildschirm</text:h>
      <text:p text:style-name="Text_20_body">Links seht ihr das aus dem Mathematikunterricht bekannte Koordinatensystem. Rechts seht ihr das Koordinatensystem, das der Computer zur Darstellung von Objekten auf dem Bildschirm verwendet. Erläutert Unterschiede zwischen den beiden Systemen. Warum hat man sich in der Computertechnik wohl nicht für das „traditionelle“ System entschieden?</text:p>
      <text:p text:style-name="Text_20_body"/>
      <text:p text:style-name="Text_20_body"><draw:g text:anchor-type="paragraph" draw:z-index="1" draw:name="Shape1" draw:style-name="gr1"><draw:line draw:style-name="gr2" draw:text-style-name="P12" svg:x1="9.4cm" svg:y1="1.348cm" svg:x2="15.399cm" svg:y2="1.348cm"><text:p/></draw:line><draw:line draw:style-name="gr2" draw:text-style-name="P12" svg:x1="9.901cm" svg:y1="0.949cm" svg:x2="9.901cm" svg:y2="6.449cm"><text:p/></draw:line><draw:frame draw:style-name="gr3" draw:text-style-name="P14" svg:width="1.1cm" svg:height="0.962cm" svg:x="9.102cm" svg:y="0.498cm"><draw:text-box><text:p text:style-name="P13"><text:span text:style-name="T5">0</text:span></text:p></draw:text-box></draw:frame><draw:line draw:style-name="gr4" draw:text-style-name="P12" svg:x1="10.402cm" svg:y1="1.547cm" svg:x2="10.402cm" svg:y2="1.048cm"><text:p/></draw:line><draw:line draw:style-name="gr4" draw:text-style-name="P12" svg:x1="10.901cm" svg:y1="1.547cm" svg:x2="10.901cm" svg:y2="1.048cm"><text:p/></draw:line><draw:line draw:style-name="gr4" draw:text-style-name="P12" svg:x1="10.901cm" svg:y1="1.547cm" svg:x2="10.901cm" svg:y2="1.048cm"><text:p/></draw:line><draw:line draw:style-name="gr4" draw:text-style-name="P12" svg:x1="10.901cm" svg:y1="1.547cm" svg:x2="10.901cm" svg:y2="1.048cm"><text:p/></draw:line><draw:line draw:style-name="gr4" draw:text-style-name="P12" svg:x1="10.901cm" svg:y1="1.547cm" svg:x2="10.901cm" svg:y2="1.048cm"><text:p/></draw:line><draw:line draw:style-name="gr4" draw:text-style-name="P12" svg:x1="10.901cm" svg:y1="1.547cm" svg:x2="10.901cm" svg:y2="1.048cm"><text:p/></draw:line><draw:line draw:style-name="gr4" draw:text-style-name="P12" svg:x1="10.901cm" svg:y1="1.547cm" svg:x2="10.901cm" svg:y2="1.048cm"><text:p/></draw:line><draw:line draw:style-name="gr4" draw:text-style-name="P12" svg:x1="11.402cm" svg:y1="1.547cm" svg:x2="11.402cm" svg:y2="1.048cm"><text:p/></draw:line><draw:line draw:style-name="gr4" draw:text-style-name="P12" svg:x1="11.901cm" svg:y1="1.547cm" svg:x2="11.901cm" svg:y2="1.048cm"><text:p/></draw:line><draw:line draw:style-name="gr4" draw:text-style-name="P12" svg:x1="12.402cm" svg:y1="1.547cm" svg:x2="12.402cm" svg:y2="1.048cm"><text:p/></draw:line><draw:line draw:style-name="gr4" draw:text-style-name="P12" svg:x1="12.901cm" svg:y1="1.547cm" svg:x2="12.901cm" svg:y2="1.048cm"><text:p/></draw:line><draw:line draw:style-name="gr4" draw:text-style-name="P12" svg:x1="12.901cm" svg:y1="1.547cm" svg:x2="12.901cm" svg:y2="1.048cm"><text:p/></draw:line><draw:line draw:style-name="gr4" draw:text-style-name="P12" svg:x1="12.901cm" svg:y1="1.547cm" svg:x2="12.901cm" svg:y2="1.048cm"><text:p/></draw:line><draw:line draw:style-name="gr4" draw:text-style-name="P12" svg:x1="12.901cm" svg:y1="1.547cm" svg:x2="12.901cm" svg:y2="1.048cm"><text:p/></draw:line><draw:line draw:style-name="gr4" draw:text-style-name="P12" svg:x1="12.901cm" svg:y1="1.547cm" svg:x2="12.901cm" svg:y2="1.048cm"><text:p/></draw:line><draw:line draw:style-name="gr4" draw:text-style-name="P12" svg:x1="12.901cm" svg:y1="1.547cm" svg:x2="12.901cm" svg:y2="1.048cm"><text:p/></draw:line><draw:line draw:style-name="gr4" draw:text-style-name="P12" svg:x1="13.4cm" svg:y1="1.547cm" svg:x2="13.4cm" svg:y2="1.048cm"><text:p/></draw:line><draw:line draw:style-name="gr4" draw:text-style-name="P12" svg:x1="13.901cm" svg:y1="1.547cm" svg:x2="13.901cm" svg:y2="1.048cm"><text:p/></draw:line><draw:line draw:style-name="gr4" draw:text-style-name="P12" svg:x1="10.2cm" svg:y1="4.948cm" svg:x2="9.701cm" svg:y2="4.948cm"><text:p/></draw:line><draw:line draw:style-name="gr4" draw:text-style-name="P12" svg:x1="10.2cm" svg:y1="4.447cm" svg:x2="9.701cm" svg:y2="4.447cm"><text:p/></draw:line><draw:line draw:style-name="gr4" draw:text-style-name="P12" svg:x1="10.2cm" svg:y1="4.948cm" svg:x2="9.701cm" svg:y2="4.948cm"><text:p/></draw:line><draw:line draw:style-name="gr4" draw:text-style-name="P12" svg:x1="10.2cm" svg:y1="3.948cm" svg:x2="9.701cm" svg:y2="3.948cm"><text:p/></draw:line><draw:line draw:style-name="gr4" draw:text-style-name="P12" svg:x1="10.2cm" svg:y1="3.452cm" svg:x2="9.701cm" svg:y2="3.452cm"><text:p/></draw:line><draw:line draw:style-name="gr4" draw:text-style-name="P12" svg:x1="10.2cm" svg:y1="3.948cm" svg:x2="9.701cm" svg:y2="3.948cm"><text:p/></draw:line><draw:line draw:style-name="gr4" draw:text-style-name="P12" svg:x1="10.2cm" svg:y1="2.951cm" svg:x2="9.701cm" svg:y2="2.951cm"><text:p/></draw:line><draw:line draw:style-name="gr4" draw:text-style-name="P12" svg:x1="10.2cm" svg:y1="2.45cm" svg:x2="9.701cm" svg:y2="2.45cm"><text:p/></draw:line><draw:line draw:style-name="gr4" draw:text-style-name="P12" svg:x1="10.2cm" svg:y1="2.951cm" svg:x2="9.701cm" svg:y2="2.951cm"><text:p/></draw:line><draw:line draw:style-name="gr4" draw:text-style-name="P12" svg:x1="10.2cm" svg:y1="1.95cm" svg:x2="9.701cm" svg:y2="1.95cm"><text:p/></draw:line><draw:line draw:style-name="gr4" draw:text-style-name="P12" svg:x1="10.2cm" svg:y1="1.95cm" svg:x2="9.701cm" svg:y2="1.95cm"><text:p/></draw:line><draw:frame draw:style-name="gr3" draw:text-style-name="P14" svg:width="1.101cm" svg:height="0.962cm" svg:x="9.001cm" svg:y="4.447cm"><draw:text-box><text:p text:style-name="P13"><text:span text:style-name="T5">7</text:span></text:p></draw:text-box></draw:frame><draw:frame draw:style-name="gr3" draw:text-style-name="P14" svg:width="1.101cm" svg:height="0.962cm" svg:x="9.001cm" svg:y="3.948cm"><draw:text-box><text:p text:style-name="P13"><text:span text:style-name="T5">6</text:span></text:p></draw:text-box></draw:frame><draw:frame draw:style-name="gr3" draw:text-style-name="P14" svg:width="1.101cm" svg:height="0.962cm" svg:x="9.001cm" svg:y="3.449cm"><draw:text-box><text:p text:style-name="P13"><text:span text:style-name="T5">5</text:span></text:p></draw:text-box></draw:frame><draw:frame draw:style-name="gr3" draw:text-style-name="P14" svg:width="1.101cm" svg:height="0.962cm" svg:x="9.001cm" svg:y="2.948cm"><draw:text-box><text:p text:style-name="P13"><text:span text:style-name="T5">4</text:span></text:p></draw:text-box></draw:frame><draw:frame draw:style-name="gr3" draw:text-style-name="P14" svg:width="1.101cm" svg:height="0.962cm" svg:x="9.001cm" svg:y="2.449cm"><draw:text-box><text:p text:style-name="P13"><text:span text:style-name="T5">3</text:span></text:p></draw:text-box></draw:frame><draw:frame draw:style-name="gr3" draw:text-style-name="P14" svg:width="1.101cm" svg:height="0.962cm" svg:x="9.001cm" svg:y="1.948cm"><draw:text-box><text:p text:style-name="P13"><text:span text:style-name="T5">2</text:span></text:p></draw:text-box></draw:frame><draw:frame draw:style-name="gr3" draw:text-style-name="P14" svg:width="1.101cm" svg:height="0.962cm" svg:x="9.001cm" svg:y="1.449cm"><draw:text-box><text:p text:style-name="P13"><text:span text:style-name="T5">1</text:span></text:p></draw:text-box></draw:frame><draw:frame draw:style-name="gr3" draw:text-style-name="P14" svg:width="1.101cm" svg:height="0.962cm" svg:x="15.4cm" svg:y="0.755cm"><draw:text-box><text:p text:style-name="P13"><text:span text:style-name="T5">x</text:span></text:p></draw:text-box></draw:frame><draw:frame draw:style-name="gr3" draw:text-style-name="P14" svg:width="1.101cm" svg:height="0.962cm" svg:x="9.5cm" svg:y="6.156cm"><draw:text-box><text:p text:style-name="P13"><text:span text:style-name="T5">y</text:span></text:p></draw:text-box></draw:frame><draw:circle draw:style-name="gr5" draw:text-style-name="P15" svg:width="0.101cm" svg:height="0.101cm" svg:x="11.301cm" svg:y="3.348cm"><text:p/></draw:circle><draw:frame draw:style-name="gr3" draw:text-style-name="P14" svg:width="2.5cm" svg:height="0.962cm" svg:x="11.402cm" svg:y="2.948cm"><draw:text-box><text:p text:style-name="P13"><text:span text:style-name="T5">P(3</text:span><text:span text:style-name="T6">|</text:span><text:span text:style-name="T7">4)</text:span></text:p></draw:text-box></draw:frame><draw:frame draw:style-name="gr3" draw:text-style-name="P14" svg:width="1.101cm" svg:height="0.962cm" svg:x="10.001cm" svg:y="0.198cm"><draw:text-box><text:p text:style-name="P13"><text:span text:style-name="T5">1</text:span></text:p></draw:text-box></draw:frame><draw:frame draw:style-name="gr3" draw:text-style-name="P14" svg:width="1.101cm" svg:height="0.962cm" svg:x="10.5cm" svg:y="0.198cm"><draw:text-box><text:p text:style-name="P13"><text:span text:style-name="T5">2</text:span></text:p></draw:text-box></draw:frame><draw:frame draw:style-name="gr3" draw:text-style-name="P14" svg:width="1.1cm" svg:height="0.962cm" svg:x="11.001cm" svg:y="0.198cm"><draw:text-box><text:p text:style-name="P13"><text:span text:style-name="T5">3</text:span></text:p></draw:text-box></draw:frame><draw:frame draw:style-name="gr3" draw:text-style-name="P14" svg:width="1.101cm" svg:height="0.962cm" svg:x="11.5cm" svg:y="0.198cm"><draw:text-box><text:p text:style-name="P13"><text:span text:style-name="T5">4</text:span></text:p></draw:text-box></draw:frame><draw:frame draw:style-name="gr3" draw:text-style-name="P14" svg:width="1.1cm" svg:height="0.962cm" svg:x="12.001cm" svg:y="0.198cm"><draw:text-box><text:p text:style-name="P13"><text:span text:style-name="T5">5</text:span></text:p></draw:text-box></draw:frame><draw:frame draw:style-name="gr3" draw:text-style-name="P14" svg:width="1.1cm" svg:height="0.962cm" svg:x="13.002cm" svg:y="0.198cm"><draw:text-box><text:p text:style-name="P13"><text:span text:style-name="T5">7</text:span></text:p></draw:text-box></draw:frame><draw:frame draw:style-name="gr3" draw:text-style-name="P14" svg:width="1.101cm" svg:height="0.962cm" svg:x="13.501cm" svg:y="0.198cm"><draw:text-box><text:p text:style-name="P13"><text:span text:style-name="T5">8</text:span></text:p></draw:text-box></draw:frame><draw:frame draw:style-name="gr3" draw:text-style-name="P14" svg:width="1.101cm" svg:height="0.962cm" svg:x="12.501cm" svg:y="0.198cm"><draw:text-box><text:p text:style-name="P13"><text:span text:style-name="T5">6</text:span></text:p></draw:text-box></draw:frame></draw:g><draw:g text:anchor-type="paragraph" draw:z-index="0" draw:name="Shape2" draw:style-name="gr1"><draw:line draw:style-name="gr2" draw:text-style-name="P12" svg:x1="0.4cm" svg:y1="5.611cm" svg:x2="6.399cm" svg:y2="5.611cm"><text:p/></draw:line><draw:line draw:style-name="gr2" draw:text-style-name="P12" svg:x1="0.9cm" svg:y1="6.613cm" svg:x2="0.9cm" svg:y2="1.113cm"><text:p/></draw:line><draw:frame draw:style-name="gr3" draw:text-style-name="P14" svg:width="1.101cm" svg:height="0.962cm" svg:x="0.3cm" svg:y="5.363cm"><draw:text-box><text:p text:style-name="P13"><text:span text:style-name="T5">0</text:span></text:p></draw:text-box></draw:frame><draw:line draw:style-name="gr4" draw:text-style-name="P12" svg:x1="1.401cm" svg:y1="5.812cm" svg:x2="1.401cm" svg:y2="5.311cm"><text:p/></draw:line><draw:line draw:style-name="gr4" draw:text-style-name="P12" svg:x1="1.9cm" svg:y1="5.812cm" svg:x2="1.9cm" svg:y2="5.311cm"><text:p/></draw:line><draw:line draw:style-name="gr4" draw:text-style-name="P12" svg:x1="1.9cm" svg:y1="5.812cm" svg:x2="1.9cm" svg:y2="5.311cm"><text:p/></draw:line><draw:line draw:style-name="gr4" draw:text-style-name="P12" svg:x1="1.9cm" svg:y1="5.812cm" svg:x2="1.9cm" svg:y2="5.311cm"><text:p/></draw:line><draw:line draw:style-name="gr4" draw:text-style-name="P12" svg:x1="1.9cm" svg:y1="5.812cm" svg:x2="1.9cm" svg:y2="5.311cm"><text:p/></draw:line><draw:line draw:style-name="gr4" draw:text-style-name="P12" svg:x1="1.9cm" svg:y1="5.812cm" svg:x2="1.9cm" svg:y2="5.311cm"><text:p/></draw:line><draw:line draw:style-name="gr4" draw:text-style-name="P12" svg:x1="1.9cm" svg:y1="5.812cm" svg:x2="1.9cm" svg:y2="5.311cm"><text:p/></draw:line><draw:line draw:style-name="gr4" draw:text-style-name="P12" svg:x1="2.401cm" svg:y1="5.812cm" svg:x2="2.401cm" svg:y2="5.311cm"><text:p/></draw:line><draw:line draw:style-name="gr4" draw:text-style-name="P12" svg:x1="2.9cm" svg:y1="5.812cm" svg:x2="2.9cm" svg:y2="5.311cm"><text:p/></draw:line><draw:line draw:style-name="gr4" draw:text-style-name="P12" svg:x1="3.401cm" svg:y1="5.812cm" svg:x2="3.401cm" svg:y2="5.311cm"><text:p/></draw:line><draw:line draw:style-name="gr4" draw:text-style-name="P12" svg:x1="3.9cm" svg:y1="5.812cm" svg:x2="3.9cm" svg:y2="5.311cm"><text:p/></draw:line><draw:line draw:style-name="gr4" draw:text-style-name="P12" svg:x1="3.9cm" svg:y1="5.812cm" svg:x2="3.9cm" svg:y2="5.311cm"><text:p/></draw:line><draw:line draw:style-name="gr4" draw:text-style-name="P12" svg:x1="3.9cm" svg:y1="5.812cm" svg:x2="3.9cm" svg:y2="5.311cm"><text:p/></draw:line><draw:line draw:style-name="gr4" draw:text-style-name="P12" svg:x1="3.9cm" svg:y1="5.812cm" svg:x2="3.9cm" svg:y2="5.311cm"><text:p/></draw:line><draw:line draw:style-name="gr4" draw:text-style-name="P12" svg:x1="3.9cm" svg:y1="5.812cm" svg:x2="3.9cm" svg:y2="5.311cm"><text:p/></draw:line><draw:line draw:style-name="gr4" draw:text-style-name="P12" svg:x1="3.9cm" svg:y1="5.812cm" svg:x2="3.9cm" svg:y2="5.311cm"><text:p/></draw:line><draw:line draw:style-name="gr4" draw:text-style-name="P12" svg:x1="4.399cm" svg:y1="5.812cm" svg:x2="4.399cm" svg:y2="5.311cm"><text:p/></draw:line><draw:line draw:style-name="gr4" draw:text-style-name="P12" svg:x1="4.9cm" svg:y1="5.812cm" svg:x2="4.9cm" svg:y2="5.311cm"><text:p/></draw:line><draw:line draw:style-name="gr4" draw:text-style-name="P12" svg:x1="1.199cm" svg:y1="5.112cm" svg:x2="0.7cm" svg:y2="5.112cm"><text:p/></draw:line><draw:line draw:style-name="gr4" draw:text-style-name="P12" svg:x1="1.199cm" svg:y1="4.611cm" svg:x2="0.7cm" svg:y2="4.611cm"><text:p/></draw:line><draw:line draw:style-name="gr4" draw:text-style-name="P12" svg:x1="1.199cm" svg:y1="5.112cm" svg:x2="0.7cm" svg:y2="5.112cm"><text:p/></draw:line><draw:line draw:style-name="gr4" draw:text-style-name="P12" svg:x1="1.199cm" svg:y1="4.112cm" svg:x2="0.7cm" svg:y2="4.112cm"><text:p/></draw:line><draw:line draw:style-name="gr4" draw:text-style-name="P12" svg:x1="1.199cm" svg:y1="3.616cm" svg:x2="0.7cm" svg:y2="3.616cm"><text:p/></draw:line><draw:line draw:style-name="gr4" draw:text-style-name="P12" svg:x1="1.199cm" svg:y1="4.112cm" svg:x2="0.7cm" svg:y2="4.112cm"><text:p/></draw:line><draw:line draw:style-name="gr4" draw:text-style-name="P12" svg:x1="1.199cm" svg:y1="3.112cm" svg:x2="0.7cm" svg:y2="3.112cm"><text:p/></draw:line><draw:line draw:style-name="gr4" draw:text-style-name="P12" svg:x1="1.199cm" svg:y1="2.614cm" svg:x2="0.7cm" svg:y2="2.614cm"><text:p/></draw:line><draw:line draw:style-name="gr4" draw:text-style-name="P12" svg:x1="1.199cm" svg:y1="3.112cm" svg:x2="0.7cm" svg:y2="3.112cm"><text:p/></draw:line><draw:line draw:style-name="gr4" draw:text-style-name="P12" svg:x1="1.199cm" svg:y1="2.113cm" svg:x2="0.7cm" svg:y2="2.113cm"><text:p/></draw:line><draw:line draw:style-name="gr4" draw:text-style-name="P12" svg:x1="1.199cm" svg:y1="1.614cm" svg:x2="0.7cm" svg:y2="1.614cm"><text:p/></draw:line><draw:line draw:style-name="gr4" draw:text-style-name="P12" svg:x1="1.199cm" svg:y1="2.113cm" svg:x2="0.7cm" svg:y2="2.113cm"><text:p/></draw:line><draw:frame draw:style-name="gr3" draw:text-style-name="P14" svg:width="1.101cm" svg:height="0.962cm" svg:x="0cm" svg:y="4.611cm"><draw:text-box><text:p text:style-name="P13"><text:span text:style-name="T5">1</text:span></text:p></draw:text-box></draw:frame><draw:frame draw:style-name="gr3" draw:text-style-name="P14" svg:width="1.101cm" svg:height="0.962cm" svg:x="0cm" svg:y="4.112cm"><draw:text-box><text:p text:style-name="P13"><text:span text:style-name="T5">2</text:span></text:p></draw:text-box></draw:frame><draw:frame draw:style-name="gr3" draw:text-style-name="P14" svg:width="1.101cm" svg:height="0.962cm" svg:x="0cm" svg:y="3.613cm"><draw:text-box><text:p text:style-name="P13"><text:span text:style-name="T5">3</text:span></text:p></draw:text-box></draw:frame><draw:frame draw:style-name="gr3" draw:text-style-name="P14" svg:width="1.101cm" svg:height="0.962cm" svg:x="0cm" svg:y="3.112cm"><draw:text-box><text:p text:style-name="P13"><text:span text:style-name="T5">4</text:span></text:p></draw:text-box></draw:frame><draw:frame draw:style-name="gr3" draw:text-style-name="P14" svg:width="1.101cm" svg:height="0.962cm" svg:x="0cm" svg:y="2.613cm"><draw:text-box><text:p text:style-name="P13"><text:span text:style-name="T5">5</text:span></text:p></draw:text-box></draw:frame><draw:frame draw:style-name="gr3" draw:text-style-name="P14" svg:width="1.101cm" svg:height="0.962cm" svg:x="0cm" svg:y="2.112cm"><draw:text-box><text:p text:style-name="P13"><text:span text:style-name="T5">6</text:span></text:p></draw:text-box></draw:frame><draw:frame draw:style-name="gr3" draw:text-style-name="P14" svg:width="1.101cm" svg:height="0.962cm" svg:x="0cm" svg:y="1.613cm"><draw:text-box><text:p text:style-name="P13"><text:span text:style-name="T5">7</text:span></text:p></draw:text-box></draw:frame><draw:frame draw:style-name="gr3" draw:text-style-name="P14" svg:width="1.101cm" svg:height="0.962cm" svg:x="6.399cm" svg:y="5.112cm"><draw:text-box><text:p text:style-name="P13"><text:span text:style-name="T5">x</text:span></text:p></draw:text-box></draw:frame><draw:frame draw:style-name="gr3" draw:text-style-name="P14" svg:width="1.101cm" svg:height="0.962cm" svg:x="0.499cm" svg:y="0.212cm"><draw:text-box><text:p text:style-name="P13"><text:span text:style-name="T5">y</text:span></text:p></draw:text-box></draw:frame><draw:circle draw:style-name="gr5" draw:text-style-name="P15" svg:width="0.101cm" svg:height="0.101cm" svg:x="2.3cm" svg:y="3.512cm"><text:p/></draw:circle><draw:frame draw:style-name="gr3" draw:text-style-name="P14" svg:width="2.5cm" svg:height="0.962cm" svg:x="2.401cm" svg:y="3.112cm"><draw:text-box><text:p text:style-name="P13"><text:span text:style-name="T5">P(3</text:span><text:span text:style-name="T6">|</text:span><text:span text:style-name="T7">4)</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906387938" text:style-name="L1">
        <text:list-item>
          <text:p text:style-name="P6">Gebe die Koordinaten eines Rechtecks an, das eine Breite von 100 Pixeln hat, eine Länge von 50 Pixeln hat und dessen linke obere Ecke die Koordinaten A(50<text:span text:style-name="T1">|</text:span>150) hat.</text:p>
        </text:list-item>
        <text:list-item>
          <text:p text:style-name="P6">Welche Werte können die Koordinaten eines Punktes auf dem Computerbildschirm annehmen und welche nicht? Erläutere.</text:p>
        </text:list-item>
      </text:list>
      <text:p text:style-name="Text_20_body"/>
      <text:h text:style-name="Heading_20_1" text:outline-level="1">CSS – Das Box Modell</text:h>
      <text:p text:style-name="Text_20_body"><text:span text:style-name="T3">Hier siehst Du den Quelltext der Datei test_spalten.html.</text:span> <text:s/>Lese <text:span text:style-name="T3">ihn</text:span> aufmerksam durch. Du wirst <text:span text:style-name="T3">eventuell </text:span>nicht jeden Befehl verstehen, das ist aber nicht schlimm.</text:p>
      <text:p text:style-name="P1">&lt;html&gt;</text:p>
      <text:p text:style-name="P1"><text:s text:c="4"/>&lt;head&gt;</text:p>
      <text:p text:style-name="P1"><text:s text:c="8"/>&lt;style&gt;</text:p>
      <text:p text:style-name="P1"><text:s text:c="12"/>#header {</text:p>
      <text:p text:style-name="P1"><text:s text:c="16"/>font-family: Verdana;</text:p>
      <text:p text:style-name="P1"><text:s text:c="16"/>width: 820px;</text:p>
      <text:p text:style-name="P1"><text:s text:c="16"/>background-color: yellow;</text:p>
      <text:p text:style-name="P1"><text:s text:c="16"/>padding: 10px;</text:p>
      <text:p text:style-name="P1"><text:s text:c="16"/>font-size: 32px;</text:p>
      <text:p text:style-name="P1"><text:s text:c="16"/>font-weight: bold;</text:p>
      <text:p text:style-name="P1"><text:s text:c="16"/>}</text:p>
      <text:p text:style-name="P1"><text:s text:c="12"/></text:p>
      <text:p text:style-name="P1"><text:soft-page-break/><text:s text:c="12"/>#links {</text:p>
      <text:p text:style-name="P1"><text:s text:c="16"/>background-color: grey;</text:p>
      <text:p text:style-name="P1"><text:s text:c="16"/>float: left;</text:p>
      <text:p text:style-name="P1"><text:s text:c="16"/>width: 200px;</text:p>
      <text:p text:style-name="P1"><text:s text:c="16"/>height: 600px;</text:p>
      <text:p text:style-name="P1"><text:s text:c="16"/>color:#fafafa;</text:p>
      <text:p text:style-name="P1"><text:s text:c="16"/>padding: 10px;</text:p>
      <text:p text:style-name="P1"><text:s text:c="12"/>}</text:p>
      <text:p text:style-name="P1"><text:s text:c="12"/>#rechts {</text:p>
      <text:p text:style-name="P1"><text:s text:c="16"/>background-color: lightgreen;</text:p>
      <text:p text:style-name="P1"><text:s text:c="16"/>width: 600px;</text:p>
      <text:p text:style-name="P1"><text:s text:c="16"/>padding: 10px;</text:p>
      <text:p text:style-name="P1"><text:s text:c="16"/>color:#0909AA;</text:p>
      <text:p text:style-name="P1"><text:s text:c="16"/>height: 600px;</text:p>
      <text:p text:style-name="P1"><text:s text:c="16"/>float:left;</text:p>
      <text:p text:style-name="P1"><text:s text:c="16"/></text:p>
      <text:p text:style-name="P1"><text:s text:c="8"/>&lt;/style&gt;</text:p>
      <text:p text:style-name="P1"><text:s text:c="4"/>&lt;/head&gt;</text:p>
      <text:p text:style-name="P1">&lt;body&gt;</text:p>
      <text:p text:style-name="P1"><text:s text:c="4"/>&lt;div id="header"&gt;Meine Überschrift&lt;/div&gt;</text:p>
      <text:p text:style-name="P1"><text:s text:c="4"/></text:p>
      <text:p text:style-name="P1"><text:s text:c="8"/>&lt;div id="links"&gt;LINKS&lt;/div&gt;</text:p>
      <text:p text:style-name="P1"><text:s text:c="8"/>&lt;div id="rechts"&gt;RECHTS&lt;/div&gt;</text:p>
      <text:p text:style-name="P1">&lt;/body&gt;</text:p>
      <text:p text:style-name="P1">&lt;/html&gt;</text:p>
      <text:p text:style-name="Text_20_body"/>
      <text:p text:style-name="Text_20_body">Die in der CSS mit dem Gatterzeichen # beginnenden Befehle sind so genannte IDs. </text:p>
      <text:p text:style-name="Text_20_body">Beantworte nun folgende Fragen:</text:p>
      <text:list xml:id="list1694170086" text:style-name="L2">
        <text:list-item>
          <text:p text:style-name="P7">Welche ID formatiert welches Element? Welche Eigenschaften des Elements werden durch die CSS formatiert?</text:p>
        </text:list-item>
        <text:list-item>
          <text:p text:style-name="P7">Wie werden die IDs in HTML angesprochen? </text:p>
        </text:list-item>
        <text:list-item>
          <text:p text:style-name="P7">Warum ergibt der Befehl <text:line-break/><text:span text:style-name="T2">&lt;div id=“erste_id“&gt;&lt;div id=“zweite_id“&gt;Bla&lt;/div&gt;&lt;/div&gt; <text:line-break/></text:span>keinen Sinn?</text:p>
        </text:list-item>
      </text:list>
      <text:p text:style-name="Text_20_body"/>
      <text:p text:style-name="Text_20_body">Als nächstes werden die beide Dateien ausgeteilt. Bearbeite die CSS so, dass</text:p>
      <text:list xml:id="list741556486" text:style-name="L3">
        <text:list-item>
          <text:p text:style-name="P8">Die Box mit „Links“ rechts und die <text:span text:style-name="T4">Box „Rechts“</text:span> links erscheint.</text:p>
        </text:list-item>
        <text:list-item>
          <text:p text:style-name="P8">Die Box „Links“ <text:span text:style-name="T4">violett</text:span> wird. </text:p>
        </text:list-item>
        <text:list-item>
          <text:p text:style-name="P9"><text:soft-page-break/>Die Boxen „Links“ und „Rechts“ gleich breit sind.</text:p>
        </text:list-item>
      </text:list>
      <text:p text:style-name="P2"/>
      <text:p text:style-name="P2">Recherchiere nun alle Dir noch <text:s/>unbekannten CSS-Befehle, die dort oben notiert sind.</text:p>
      <text:h text:style-name="P4" text:outline-level="1">AUFGABE „Bearbeiten“</text:h>
      <text:p text:style-name="P3">Lade die Datei test_spalten.html in Notepad ++ und den Browser. Du findest dort noch eine dritte ID „Fuss“ - das soll eine Fußzeile werden. </text:p>
      <text:p text:style-name="P3">a) Entferne den CSS-Befehl visibility und betrachte die Zeile.</text:p>
      <text:p text:style-name="P3">b) Platziere Sie so, dass Sie zur Fußzeile wird, also die Boxen „links“ und „rechts“ bündig abschließt.</text:p>
      <text:p text:style-name="P3"/>
      <text:h text:style-name="P5" text:outline-level="1">Zum Nachlesen</text:h>
      <text:p text:style-name="P11"><text:a xlink:type="simple" xlink:href="https://www.w3schools.com/css/css_margin.asp" text:style-name="Internet_20_link" text:visited-style-name="Visited_20_Internet_20_Link">https://www.w3schools.com/css/css_margin.asp</text:a></text:p>
      <text:p text:style-name="P11"/>
      <text:p text:style-name="P11"><text:a xlink:type="simple" xlink:href="https://www.w3schools.com/css/css_float_examples.asp" text:style-name="Internet_20_link" text:visited-style-name="Visited_20_Internet_20_Link">https://www.w3schools.com/css/css_float_examples.asp</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Andale Sans UI1" svg:font-family="'Andale Sans UI'" style:font-family-generic="swiss" style:font-pitch="variable"/>
    <style:font-face style:name="Andale Sans UI2" svg:font-family="'Andale Sans UI'"/>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Courier" svg:font-family="Courier" style:font-family-generic="modern" style:font-pitch="variable"/>
    <style:font-face style:name="Courier1" svg:font-family="Courier" style:font-family-generic="swiss" style:font-pitch="variable"/>
    <style:font-face style:name="StarSymbol" svg:font-family="StarSymbol" style:font-charset="x-symbol"/>
    <style:font-face style:name="Times New Roman" svg:font-family="'Times New Roman'" style:font-family-generic="roman" style:font-pitch="variable"/>
    <style:font-face style:name="Times New Roman1"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font-name-asian="Bitstream Vera Sans" style:font-size-asian="12pt" style:language-asian="en" style:country-asian="US" style:font-name-complex="Andale Sans UI"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Andale Sans UI" style:font-family-complex="'Andale Sans U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2" style:font-family-complex="'Andale Sans U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ndale Sans UI2" style:font-family-complex="'Andale Sans UI'" style:font-size-complex="12pt" style:font-style-complex="italic"/>
    </style:style>
    <style:style style:name="Index" style:family="paragraph" style:parent-style-name="Standard" style:class="index">
      <style:paragraph-properties text:number-lines="false" text:line-number="0"/>
      <style:text-properties style:font-name-complex="Andale Sans UI2" style:font-family-complex="'Andale Sans UI'"/>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meta:creation-date>2016-05-22T10:58:21</meta:creation-date>
    <dc:date>2023-10-19T14:39:53.533411936</dc:date>
    <dc:language>de-DE</dc:language>
    <meta:editing-cycles>14</meta:editing-cycles>
    <meta:editing-duration>PT2H58M42S</meta:editing-duration>
    <meta:document-statistic meta:table-count="0" meta:image-count="0" meta:object-count="0" meta:page-count="3" meta:paragraph-count="60" meta:word-count="336" meta:character-count="2833" meta:non-whitespace-character-count="2125"/>
    <meta:user-defined meta:name="Info 1"/>
    <meta:user-defined meta:name="Info 2"/>
    <meta:user-defined meta:name="Info 3"/>
    <meta:user-defined meta:name="Info 4"/>
  </office:meta>
</office:document-meta>
</file>